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Retro</text:p>
      <text:p text:style-name="Standard">Verzögerungen aufgeholt.</text:p>
      <text:p text:style-name="Standard">Kommunikation zwischen Team 3 und Team 2 funktionierte nicht ganz.</text:p>
      <text:p text:style-name="Standard">Team 3 hat Eclipse Probleme beheben können.</text:p>
      <text:p text:style-name="Standard">In Iteration 4 kann mit Epic 3 gestartet werde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rid Abdelgaffar</meta:initial-creator>
    <dc:creator>Farid Abdelgaffar</dc:creator>
    <meta:creation-date>2018-02-03T11:07:00Z</meta:creation-date>
    <dc:date>2018-02-03T11:09:00Z</dc:date>
    <meta:template xlink:href="Normal" xlink:type="simple"/>
    <meta:editing-cycles>1</meta:editing-cycles>
    <meta:editing-duration>PT0S</meta:editing-duration>
    <meta:document-statistic meta:page-count="1" meta:paragraph-count="1" meta:word-count="26" meta:character-count="189" meta:row-count="1" meta:non-whitespace-character-count="164"/>
  </office:meta>
</office:document-meta>
</file>